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974cm" fo:min-width="0.389cm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9.025cm"/>
    </style:style>
    <style:style style:name="gr3" style:family="graphic" style:parent-style-name="standard">
      <style:graphic-properties draw:fill-color="#ccbe00" draw:textarea-horizontal-align="justify" draw:textarea-vertical-align="middle" draw:auto-grow-height="false" fo:min-height="0.258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6.358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195cm" fo:min-width="0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style:text-properties fo:font-size="11pt" style:font-size-asian="12pt" style:font-size-complex="12pt"/>
    </style:style>
    <style:style style:name="P10" style:family="paragraph">
      <loext:graphic-properties draw:fill="none" draw:fill-color="#ffffff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89cm" svg:height="1.224cm" draw:transform="rotate (-1.5707963267949) translate (2.831cm 3.784cm)">
            <text:p/>
            <draw:enhanced-geometry svg:viewBox="0 0 21600 21600" draw:glue-points="0 0 0 21600 21600 10800" draw:text-areas="0 ?f9 7800 ?f10" draw:mirror-vertical="false" draw:mirror-horizontal="true" draw:type="right-brace" draw:modifiers="2065.6434474616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g>
            <draw:custom-shape draw:style-name="gr2" draw:text-style-name="P3" draw:layer="layout" svg:width="9.525cm" svg:height="0.508cm" svg:x="0.037cm" svg:y="1.317cm">
              <text:p text:style-name="P2"><text:span text:style-name="T1"><text:s text:c="4"/></text:span><text:span text:style-name="T1">My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381cm" svg:height="0.508cm" svg:x="2.831cm" svg:y="1.3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3" draw:layer="layout" svg:width="6.858cm" svg:height="0.508cm" svg:x="0.837cm" svg:y="2.117cm">
              <text:p text:style-name="P2"><text:span text:style-name="T1"><text:s text:c="13"/></text:span><text:span text:style-name="T1">Pol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381cm" svg:height="0.508cm" svg:x="2.831cm" svg:y="2.1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9.525cm" svg:height="0.508cm" svg:x="0.037cm" svg:y="3.017cm">
              <text:p text:style-name="P2"><text:span text:style-name="T1"><text:s text:c="6"/></text:span><text:span text:style-name="T1">RPL1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381cm" svg:height="0.508cm" svg:x="2.831cm" svg:y="3.0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" draw:text-style-name="P5" draw:layer="layout" svg:width="0.127cm" svg:height="0.508cm" svg:x="2.958cm" svg:y="0.55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text-style-name="P7" draw:layer="layout" svg:width="2.54cm" svg:height="0.806cm" svg:x="1.823cm" svg:y="-0.18cm">
            <draw:text-box>
              <text:p text:style-name="P6"><text:span text:style-name="T2">Start site</text:span></text:p>
            </draw:text-box>
          </draw:frame>
          <draw:custom-shape draw:style-name="gr1" draw:text-style-name="P1" draw:layer="layout" svg:width="0.889cm" svg:height="1.224cm" draw:transform="rotate (-1.5707963267949) translate (4.436cm 3.765cm)">
            <text:p/>
            <draw:enhanced-geometry svg:viewBox="0 0 21600 21600" draw:glue-points="0 0 0 21600 21600 10800" draw:text-areas="0 ?f9 7800 ?f10" draw:mirror-vertical="false" draw:mirror-horizontal="true" draw:type="right-brace" draw:modifiers="2065.6434474616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7" draw:text-style-name="P1" draw:layer="layout" svg:x1="2.831cm" svg:y1="1.317cm" svg:x2="2.831cm" svg:y2="3.857cm">
            <text:p/>
          </draw:line>
          <draw:line draw:style-name="gr7" draw:text-style-name="P1" draw:layer="layout" svg:x1="3.212cm" svg:y1="1.317cm" svg:x2="3.212cm" svg:y2="3.857cm">
            <text:p/>
          </draw:line>
          <draw:line draw:style-name="gr7" draw:text-style-name="P1" draw:layer="layout" svg:x1="1.612cm" svg:y1="1.317cm" svg:x2="1.612cm" svg:y2="3.857cm">
            <text:p/>
          </draw:line>
          <draw:line draw:style-name="gr7" draw:text-style-name="P8" draw:layer="layout" svg:x1="4.431cm" svg:y1="1.317cm" svg:x2="4.431cm" svg:y2="3.857cm">
            <text:p/>
          </draw:line>
          <draw:frame draw:style-name="gr6" draw:text-style-name="P10" draw:layer="layout" svg:width="1.778cm" svg:height="0.683cm" svg:x="1.218cm" svg:y="4.573cm">
            <draw:text-box>
              <text:p text:style-name="P9"><text:span text:style-name="T3">R nucs</text:span></text:p>
            </draw:text-box>
          </draw:frame>
          <draw:frame draw:style-name="gr6" draw:text-style-name="P10" draw:layer="layout" svg:width="1.778cm" svg:height="0.683cm" svg:x="3.018cm" svg:y="4.574cm">
            <draw:text-box>
              <text:p text:style-name="P9"><text:span text:style-name="T3">R nucs</text:span></text:p>
            </draw:text-box>
          </draw:frame>
        </draw:g>
        <draw:g>
          <draw:frame draw:style-name="gr6" draw:text-style-name="P7" draw:layer="layout" svg:width="2.54cm" svg:height="0.806cm" svg:x="17.923cm" svg:y="-0.179cm">
            <draw:text-box>
              <text:p text:style-name="P6"><text:span text:style-name="T2">Stop site</text:span></text:p>
            </draw:text-box>
          </draw:frame>
          <draw:g>
            <draw:custom-shape draw:style-name="gr2" draw:text-style-name="P3" draw:layer="layout" svg:width="9.525cm" svg:height="0.508cm" svg:x="11.437cm" svg:y="1.318cm">
              <text:p text:style-name="P2"><text:span text:style-name="T1"><text:s text:c="4"/></text:span><text:span text:style-name="T1">M</text:span><text:span text:style-name="T1">y</text:span><text:span text:style-name="T1">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9.525cm" svg:height="0.508cm" svg:x="11.037cm" svg:y="3.018cm">
              <text:p text:style-name="P2"><text:span text:style-name="T1"><text:s text:c="3"/></text:span><text:span text:style-name="T1">RPL1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3" draw:layer="layout" svg:width="6.858cm" svg:height="0.508cm" svg:x="14.637cm" svg:y="2.118cm">
              <text:p text:style-name="P2"><text:span text:style-name="T1">Pol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381cm" svg:height="0.508cm" svg:x="18.931cm" svg:y="2.1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381cm" svg:height="0.508cm" svg:x="18.931cm" svg:y="1.3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381cm" svg:height="0.508cm" svg:x="18.931cm" svg:y="3.0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381cm" svg:height="0.508cm" svg:x="18.931cm" svg:y="3.0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" draw:text-style-name="P5" draw:layer="layout" svg:width="0.127cm" svg:height="0.508cm" svg:x="19.058cm" svg:y="0.55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1" draw:layer="layout" svg:width="0.889cm" svg:height="1.224cm" draw:transform="rotate (-1.5707963267949) translate (20.536cm 3.766cm)">
            <text:p/>
            <draw:enhanced-geometry svg:viewBox="0 0 21600 21600" draw:glue-points="0 0 0 21600 21600 10800" draw:text-areas="0 ?f9 7800 ?f10" draw:mirror-vertical="false" draw:mirror-horizontal="true" draw:type="right-brace" draw:modifiers="2065.6434474616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7" draw:text-style-name="P1" draw:layer="layout" svg:x1="19.312cm" svg:y1="1.318cm" svg:x2="19.312cm" svg:y2="3.858cm">
            <text:p/>
          </draw:line>
          <draw:line draw:style-name="gr7" draw:text-style-name="P8" draw:layer="layout" svg:x1="20.531cm" svg:y1="1.318cm" svg:x2="20.531cm" svg:y2="3.858cm">
            <text:p/>
          </draw:line>
          <draw:frame draw:style-name="gr6" draw:text-style-name="P10" draw:layer="layout" svg:width="1.778cm" svg:height="0.683cm" svg:x="17.418cm" svg:y="4.574cm">
            <draw:text-box>
              <text:p text:style-name="P9"><text:span text:style-name="T3">R nucs</text:span></text:p>
            </draw:text-box>
          </draw:frame>
          <draw:frame draw:style-name="gr6" draw:text-style-name="P10" draw:layer="layout" svg:width="1.778cm" svg:height="0.683cm" svg:x="19.218cm" svg:y="4.575cm">
            <draw:text-box>
              <text:p text:style-name="P9"><text:span text:style-name="T3">R nucs</text:span></text:p>
            </draw:text-box>
          </draw:frame>
          <draw:custom-shape draw:style-name="gr1" draw:text-style-name="P1" draw:layer="layout" svg:width="0.889cm" svg:height="1.224cm" draw:transform="rotate (-1.5707963267949) translate (18.937cm 3.767cm)">
            <text:p/>
            <draw:enhanced-geometry svg:viewBox="0 0 21600 21600" draw:glue-points="0 0 0 21600 21600 10800" draw:text-areas="0 ?f9 7800 ?f10" draw:mirror-vertical="false" draw:mirror-horizontal="true" draw:type="right-brace" draw:modifiers="2065.6434474616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7" draw:text-style-name="P1" draw:layer="layout" svg:x1="17.713cm" svg:y1="1.319cm" svg:x2="17.713cm" svg:y2="3.859cm">
            <text:p/>
          </draw:line>
          <draw:line draw:style-name="gr7" draw:text-style-name="P8" draw:layer="layout" svg:x1="18.932cm" svg:y1="1.319cm" svg:x2="18.932cm" svg:y2="3.85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4:07:57.769764838</meta:creation-date>
    <dc:date>2019-06-10T15:34:02.986191811</dc:date>
    <meta:editing-duration>PT13M50S</meta:editing-duration>
    <meta:editing-cycles>2</meta:editing-cycles>
    <meta:generator>LibreOffice/6.0.7.3$Linux_X86_64 LibreOffice_project/00m0$Build-3</meta:generator>
    <meta:document-statistic meta:object-count="41"/>
  </office:meta>
</office:document-meta>
</file>